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fo:font-weight="normal" officeooo:rsid="00086fd8" officeooo:paragraph-rsid="00086fd8" style:font-weight-asian="normal" style:font-weight-complex="normal"/>
    </style:style>
    <style:style style:name="P2" style:family="paragraph" style:parent-style-name="Standard">
      <style:paragraph-properties fo:text-align="justify" style:justify-single-word="false"/>
      <style:text-properties style:text-underline-style="none" fo:font-weight="normal" officeooo:rsid="0011b2ba" officeooo:paragraph-rsid="0011b2ba"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officeooo:rsid="00122aed" officeooo:paragraph-rsid="00122aed"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1d3a75" officeooo:paragraph-rsid="001d3a75"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1fa832" officeooo:paragraph-rsid="001fa832"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232538" officeooo:paragraph-rsid="00232538"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0d8234" officeooo:paragraph-rsid="000d8234"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1a734b" officeooo:paragraph-rsid="001a734b"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25d09a" officeooo:paragraph-rsid="0025d09a"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2799bb" officeooo:paragraph-rsid="002799bb"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28ecf1" officeooo:paragraph-rsid="0028ecf1"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2e7cec" officeooo:paragraph-rsid="002e7cec"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30ec0d" officeooo:paragraph-rsid="0030ec0d"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38d4e1" officeooo:paragraph-rsid="0038d4e1"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3ad485" officeooo:paragraph-rsid="003ad485"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3df833" officeooo:paragraph-rsid="003df833"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3fced6" officeooo:paragraph-rsid="003fced6"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43bc75" officeooo:paragraph-rsid="0043bc75"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453e94" officeooo:paragraph-rsid="00453e94" style:font-weight-asian="normal" style:font-weight-complex="normal"/>
    </style:style>
    <style:style style:name="P20" style:family="paragraph" style:parent-style-name="Standard">
      <style:paragraph-properties fo:text-align="justify" style:justify-single-word="false"/>
      <style:text-properties style:text-underline-style="none" fo:font-weight="normal" officeooo:rsid="00470b96" officeooo:paragraph-rsid="00470b96"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47c3b2" officeooo:paragraph-rsid="0047c3b2"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4b8dae" officeooo:paragraph-rsid="004b8dae"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4fc0a4" officeooo:paragraph-rsid="004fc0a4"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51d296" officeooo:paragraph-rsid="0051d296" style:font-weight-asian="normal" style:font-weight-complex="normal"/>
    </style:style>
    <style:style style:name="P25" style:family="paragraph" style:parent-style-name="Standard">
      <style:paragraph-properties fo:text-align="justify" style:justify-single-word="false"/>
      <style:text-properties style:text-underline-style="none" fo:font-weight="normal" officeooo:rsid="005328ff" officeooo:paragraph-rsid="005328ff" style:font-weight-asian="normal" style:font-weight-complex="normal"/>
    </style:style>
    <style:style style:name="P26" style:family="paragraph" style:parent-style-name="Standard">
      <style:paragraph-properties fo:text-align="justify" style:justify-single-word="false"/>
      <style:text-properties style:text-underline-style="none" fo:font-weight="normal" officeooo:rsid="0056f1c8" officeooo:paragraph-rsid="0056f1c8"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officeooo:rsid="0059849e" officeooo:paragraph-rsid="0059849e" style:font-weight-asian="normal" style:font-weight-complex="normal"/>
    </style:style>
    <style:style style:name="P28" style:family="paragraph" style:parent-style-name="Standard">
      <style:paragraph-properties fo:text-align="justify" style:justify-single-word="false"/>
      <style:text-properties style:text-underline-style="none" fo:font-weight="normal" officeooo:rsid="0059f7b3" officeooo:paragraph-rsid="0059f7b3" style:font-weight-asian="normal" style:font-weight-complex="normal"/>
    </style:style>
    <style:style style:name="P29" style:family="paragraph" style:parent-style-name="Standard">
      <style:paragraph-properties fo:text-align="justify" style:justify-single-word="false"/>
      <style:text-properties style:text-underline-style="none" fo:font-weight="normal" officeooo:rsid="005a3ff1" officeooo:paragraph-rsid="005a3ff1" style:font-weight-asian="normal" style:font-weight-complex="normal"/>
    </style:style>
    <style:style style:name="P30" style:family="paragraph" style:parent-style-name="Standard">
      <style:paragraph-properties fo:text-align="justify" style:justify-single-word="false"/>
      <style:text-properties style:text-underline-style="none" fo:font-weight="normal" officeooo:rsid="005c0d01" officeooo:paragraph-rsid="005c0d01"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officeooo:rsid="005ea2b5" officeooo:paragraph-rsid="005ea2b5" style:font-weight-asian="normal" style:font-weight-complex="normal"/>
    </style:style>
    <style:style style:name="P32" style:family="paragraph" style:parent-style-name="Standard">
      <style:paragraph-properties fo:text-align="justify" style:justify-single-word="false"/>
      <style:text-properties style:text-underline-style="none" fo:font-weight="normal" officeooo:rsid="005ff9f4" officeooo:paragraph-rsid="005ff9f4" style:font-weight-asian="normal" style:font-weight-complex="normal"/>
    </style:style>
    <style:style style:name="P33" style:family="paragraph" style:parent-style-name="Standard">
      <style:paragraph-properties fo:text-align="justify" style:justify-single-word="false"/>
      <style:text-properties style:text-underline-style="none" fo:font-weight="normal" officeooo:rsid="0060e09b" officeooo:paragraph-rsid="0060e09b" style:font-weight-asian="normal" style:font-weight-complex="normal"/>
    </style:style>
    <style:style style:name="P34" style:family="paragraph" style:parent-style-name="Standard">
      <style:paragraph-properties fo:text-align="justify" style:justify-single-word="false"/>
      <style:text-properties style:text-underline-style="none" fo:font-weight="normal" officeooo:rsid="0061fba9" officeooo:paragraph-rsid="0061fba9" style:font-weight-asian="normal" style:font-weight-complex="normal"/>
    </style:style>
    <style:style style:name="P35" style:family="paragraph" style:parent-style-name="Standard">
      <style:paragraph-properties fo:text-align="justify" style:justify-single-word="false"/>
      <style:text-properties style:text-underline-style="none" fo:font-weight="normal" officeooo:rsid="00637023" officeooo:paragraph-rsid="00637023" style:font-weight-asian="normal" style:font-weight-complex="normal"/>
    </style:style>
    <style:style style:name="P36" style:family="paragraph" style:parent-style-name="Standard">
      <style:paragraph-properties fo:text-align="justify" style:justify-single-word="false"/>
      <style:text-properties style:text-underline-style="none" fo:font-weight="normal" officeooo:rsid="00652701" officeooo:paragraph-rsid="00652701" style:font-weight-asian="normal" style:font-weight-complex="normal"/>
    </style:style>
    <style:style style:name="P37" style:family="paragraph" style:parent-style-name="Standard">
      <style:paragraph-properties fo:text-align="justify" style:justify-single-word="false"/>
      <style:text-properties style:text-underline-style="none" fo:font-weight="normal" officeooo:rsid="0066abf2" officeooo:paragraph-rsid="0066abf2" style:font-weight-asian="normal" style:font-weight-complex="normal"/>
    </style:style>
    <style:style style:name="P38" style:family="paragraph" style:parent-style-name="Standard">
      <style:paragraph-properties fo:text-align="justify" style:justify-single-word="false"/>
      <style:text-properties style:text-underline-style="none" fo:font-weight="normal" officeooo:rsid="0066f634" officeooo:paragraph-rsid="0069a1b4" style:font-weight-asian="normal" style:font-weight-complex="normal"/>
    </style:style>
    <style:style style:name="P39" style:family="paragraph" style:parent-style-name="Standard">
      <style:paragraph-properties fo:text-align="justify" style:justify-single-word="false"/>
      <style:text-properties style:text-underline-style="none" fo:font-weight="normal" officeooo:rsid="0067a888" officeooo:paragraph-rsid="0069a1b4" style:font-weight-asian="normal" style:font-weight-complex="normal"/>
    </style:style>
    <style:style style:name="P40" style:family="paragraph" style:parent-style-name="Standard">
      <style:paragraph-properties fo:text-align="justify" style:justify-single-word="false"/>
      <style:text-properties style:text-underline-style="none" fo:font-weight="normal" officeooo:rsid="006a3b4b" officeooo:paragraph-rsid="006a3b4b" style:font-weight-asian="normal" style:font-weight-complex="normal"/>
    </style:style>
    <style:style style:name="P41" style:family="paragraph" style:parent-style-name="Standard">
      <style:paragraph-properties fo:text-align="justify" style:justify-single-word="false"/>
      <style:text-properties style:text-underline-style="solid" style:text-underline-width="auto" style:text-underline-color="font-color" fo:font-weight="bold" officeooo:rsid="00086fd8" officeooo:paragraph-rsid="00086fd8" style:font-weight-asian="bold" style:font-weight-complex="bold"/>
    </style:style>
    <style:style style:name="P42" style:family="paragraph" style:parent-style-name="Standard">
      <style:paragraph-properties fo:text-align="justify" style:justify-single-word="false"/>
      <style:text-properties style:text-underline-style="solid" style:text-underline-width="auto" style:text-underline-color="font-color" fo:font-weight="bold" officeooo:rsid="000b971c" officeooo:paragraph-rsid="000b971c" style:font-weight-asian="bold" style:font-weight-complex="bold"/>
    </style:style>
    <style:style style:name="P43" style:family="paragraph" style:parent-style-name="Standard">
      <style:paragraph-properties fo:text-align="justify" style:justify-single-word="false"/>
      <style:text-properties style:text-underline-style="solid" style:text-underline-width="auto" style:text-underline-color="font-color" fo:font-weight="bold" officeooo:rsid="000d8234" officeooo:paragraph-rsid="000d8234" style:font-weight-asian="bold" style:font-weight-complex="bold"/>
    </style:style>
    <style:style style:name="P44" style:family="paragraph" style:parent-style-name="Standard">
      <style:paragraph-properties fo:text-align="justify" style:justify-single-word="false"/>
      <style:text-properties style:text-underline-style="solid" style:text-underline-width="auto" style:text-underline-color="font-color" fo:font-weight="bold" officeooo:rsid="0010e310" officeooo:paragraph-rsid="0010e310" style:font-weight-asian="bold" style:font-weight-complex="bold"/>
    </style:style>
    <style:style style:name="P45" style:family="paragraph" style:parent-style-name="Standard">
      <style:paragraph-properties fo:text-align="justify" style:justify-single-word="false"/>
      <style:text-properties style:text-underline-style="solid" style:text-underline-width="auto" style:text-underline-color="font-color" fo:font-weight="bold" officeooo:rsid="0025d09a" officeooo:paragraph-rsid="0025d09a" style:font-weight-asian="bold" style:font-weight-complex="bold"/>
    </style:style>
    <style:style style:name="P46" style:family="paragraph" style:parent-style-name="Standard">
      <style:paragraph-properties fo:text-align="justify" style:justify-single-word="false"/>
      <style:text-properties style:text-underline-style="solid" style:text-underline-width="auto" style:text-underline-color="font-color" fo:font-weight="bold" officeooo:rsid="0038d4e1" officeooo:paragraph-rsid="0038d4e1" style:font-weight-asian="bold" style:font-weight-complex="bold"/>
    </style:style>
    <style:style style:name="P47" style:family="paragraph" style:parent-style-name="Standard">
      <style:paragraph-properties fo:text-align="justify" style:justify-single-word="false"/>
      <style:text-properties style:text-underline-style="solid" style:text-underline-width="auto" style:text-underline-color="font-color" fo:font-weight="normal" officeooo:rsid="00420d65" officeooo:paragraph-rsid="00420d65" style:font-weight-asian="normal" style:font-weight-complex="normal"/>
    </style:style>
    <style:style style:name="P48" style:family="paragraph" style:parent-style-name="Standard">
      <style:paragraph-properties fo:text-align="justify" style:justify-single-word="false"/>
      <style:text-properties style:text-underline-style="solid" style:text-underline-width="auto" style:text-underline-color="font-color" fo:font-weight="normal" officeooo:rsid="0061fba9" officeooo:paragraph-rsid="0061fba9" style:font-weight-asian="normal" style:font-weight-complex="normal"/>
    </style:style>
    <style:style style:name="P49" style:family="paragraph" style:parent-style-name="Standard">
      <style:paragraph-properties fo:text-align="justify" style:justify-single-word="false"/>
      <style:text-properties style:text-underline-style="solid" style:text-underline-width="auto" style:text-underline-color="font-color" fo:font-weight="normal" officeooo:rsid="006c86fd" officeooo:paragraph-rsid="006c86fd" style:font-weight-asian="normal" style:font-weight-complex="normal"/>
    </style:style>
    <style:style style:name="P50" style:family="paragraph" style:parent-style-name="Standard">
      <style:paragraph-properties fo:text-align="justify" style:justify-single-word="false"/>
      <style:text-properties officeooo:paragraph-rsid="000d8234"/>
    </style:style>
    <style:style style:name="P51" style:family="paragraph" style:parent-style-name="Standard">
      <style:text-properties officeooo:rsid="00116643" officeooo:paragraph-rsid="00259c62"/>
    </style:style>
    <style:style style:name="P52" style:family="paragraph" style:parent-style-name="Standard">
      <style:text-properties officeooo:rsid="00126ab9" officeooo:paragraph-rsid="00259c62"/>
    </style:style>
    <style:style style:name="P53" style:family="paragraph" style:parent-style-name="Standard">
      <style:paragraph-properties fo:text-align="justify" style:justify-single-word="false"/>
      <style:text-properties style:text-underline-style="none" fo:font-weight="normal" officeooo:rsid="006c86fd" officeooo:paragraph-rsid="006c86fd"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a27e7" style:font-weight-asian="normal" style:font-weight-complex="normal"/>
    </style:style>
    <style:style style:name="T3" style:family="text">
      <style:text-properties style:text-underline-style="none" fo:font-weight="normal" officeooo:rsid="000bd446" style:font-weight-asian="normal" style:font-weight-complex="normal"/>
    </style:style>
    <style:style style:name="T4" style:family="text">
      <style:text-properties style:text-underline-style="none" fo:font-weight="normal" officeooo:rsid="0010acc4" style:font-weight-asian="normal" style:font-weight-complex="normal"/>
    </style:style>
    <style:style style:name="T5" style:family="text">
      <style:text-properties style:text-underline-style="none" fo:font-weight="normal" officeooo:rsid="000d8234" style:font-weight-asian="normal" style:font-weight-complex="normal"/>
    </style:style>
    <style:style style:name="T6" style:family="text">
      <style:text-properties style:text-underline-style="none" fo:font-weight="normal" officeooo:rsid="003ad485" style:font-weight-asian="normal" style:font-weight-complex="normal"/>
    </style:style>
    <style:style style:name="T7" style:family="text">
      <style:text-properties officeooo:rsid="00122aed"/>
    </style:style>
    <style:style style:name="T8" style:family="text">
      <style:text-properties officeooo:rsid="0013ae2b"/>
    </style:style>
    <style:style style:name="T9" style:family="text">
      <style:text-properties officeooo:rsid="0014c2ca"/>
    </style:style>
    <style:style style:name="T10" style:family="text">
      <style:text-properties officeooo:rsid="001542b7"/>
    </style:style>
    <style:style style:name="T11" style:family="text">
      <style:text-properties officeooo:rsid="00157c00"/>
    </style:style>
    <style:style style:name="T12" style:family="text">
      <style:text-properties officeooo:rsid="00163c40"/>
    </style:style>
    <style:style style:name="T13" style:family="text">
      <style:text-properties officeooo:rsid="00178c43"/>
    </style:style>
    <style:style style:name="T14" style:family="text">
      <style:text-properties officeooo:rsid="001cc468"/>
    </style:style>
    <style:style style:name="T15" style:family="text">
      <style:text-properties officeooo:rsid="001e0b2d"/>
    </style:style>
    <style:style style:name="T16" style:family="text">
      <style:text-properties officeooo:rsid="00229c68"/>
    </style:style>
    <style:style style:name="T17" style:family="text">
      <style:text-properties officeooo:rsid="00232538"/>
    </style:style>
    <style:style style:name="T18" style:family="text">
      <style:text-properties officeooo:rsid="00259e79"/>
    </style:style>
    <style:style style:name="T19" style:family="text">
      <style:text-properties officeooo:rsid="0027ab34"/>
    </style:style>
    <style:style style:name="T20" style:family="text">
      <style:text-properties officeooo:rsid="002ac46a"/>
    </style:style>
    <style:style style:name="T21" style:family="text">
      <style:text-properties officeooo:rsid="002c6b3f"/>
    </style:style>
    <style:style style:name="T22" style:family="text">
      <style:text-properties officeooo:rsid="002e4396"/>
    </style:style>
    <style:style style:name="T23" style:family="text">
      <style:text-properties officeooo:rsid="002e7cec"/>
    </style:style>
    <style:style style:name="T24" style:family="text">
      <style:text-properties officeooo:rsid="00300f27"/>
    </style:style>
    <style:style style:name="T25" style:family="text">
      <style:text-properties officeooo:rsid="003270a6"/>
    </style:style>
    <style:style style:name="T26" style:family="text">
      <style:text-properties officeooo:rsid="003df833"/>
    </style:style>
    <style:style style:name="T27" style:family="text">
      <style:text-properties officeooo:rsid="003e00aa"/>
    </style:style>
    <style:style style:name="T28" style:family="text">
      <style:text-properties officeooo:rsid="004c863f"/>
    </style:style>
    <style:style style:name="T29" style:family="text">
      <style:text-properties officeooo:rsid="005080cb"/>
    </style:style>
    <style:style style:name="T30" style:family="text">
      <style:text-properties officeooo:rsid="0054380f"/>
    </style:style>
    <style:style style:name="T31" style:family="text">
      <style:text-properties officeooo:rsid="005527bb"/>
    </style:style>
    <style:style style:name="T32" style:family="text">
      <style:text-properties officeooo:rsid="005ab598"/>
    </style:style>
    <style:style style:name="T33" style:family="text">
      <style:text-properties officeooo:rsid="005c72f2"/>
    </style:style>
    <style:style style:name="T34" style:family="text">
      <style:text-properties officeooo:rsid="005d19d7"/>
    </style:style>
    <style:style style:name="T35" style:family="text">
      <style:text-properties officeooo:rsid="006538fb"/>
    </style:style>
    <style:style style:name="T36" style:family="text">
      <style:text-properties officeooo:rsid="006cbb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Image p. 46 :</text:p>
      <text:p text:style-name="P41">Video p. 46 :</text:p>
      <text:p text:style-name="P1">This short video, produced by Vivos group, is an advertisement alarming about the possibility of a catastrophe, disaster or fallout. While we see on screen images representing the “fragile balance of the world”, with riots or natural disasters, the commercial displays: “When the disaster strikes, the time to prepare has already passed”. The commercial opens on a definition of “Point X”, “the time when only the prepared can survive”.</text:p>
      <text:p text:style-name="P41"><text:span text:style-name="T1">This video displays an alarmist view on the possibility of a disaster, to advertise for the Vivos group, a company that builds and sells places in anti-atomic, self-sufficient and equipped shelters. They </text:span><text:span text:style-name="T2">fear a fallout or a disaster that mankind must protect itself from, and want to survive it by sheltering away from the disaster that might occur. </text:span><text:span text:style-name="T3">=&gt; To get ready for the worst.</text:span></text:p>
      <text:p text:style-name="P50"><text:span text:style-name="T3">S</text:span><text:span text:style-name="T5">eurvaïv</text:span><text:span text:style-name="T4">eu</text:span><text:span text:style-name="T5">lizeum</text:span></text:p>
      <text:p text:style-name="P43"><text:span text:style-name="T1">Preppers/</text:span><text:span text:style-name="T4">Survivalists</text:span></text:p>
      <text:p text:style-name="P6">waïld/w<text:span text:style-name="T36">ï</text:span>ldeurneuss</text:p>
      <text:p text:style-name="P7"/>
      <text:p text:style-name="P44">Oral document: “Preppers” and stereotypes, and prepping situations:</text:p>
      <text:p text:style-name="P5">Presentation of what is a prepper, and what they prepare for.</text:p>
      <text:p text:style-name="P2">Stockpile food and supplies, <text:span text:style-name="T15">training survival in the wild/</text:span><text:span text:style-name="T17">living in the wilderness</text:span><text:span text:style-name="T15">, </text:span><text:span text:style-name="T16">practice bushcraft</text:span>, <text:span text:style-name="T14">or just getting everything ready in case of any problem.</text:span></text:p>
      <text:p text:style-name="P3">Doomsday, the world’s end, the Apocalypse, <text:span text:style-name="T13">the Armageddon.</text:span></text:p>
      <text:p text:style-name="P2">Surviving <text:span text:style-name="T7">a nuclear fallout, a civil war, </text:span><text:span text:style-name="T8">ecological disasters, earthquakes, fires, </text:span><text:span text:style-name="T9">flood, volcano eruption, </text:span><text:span text:style-name="T10">tsunamis, </text:span><text:span text:style-name="T11">pandemic, an alien attack, </text:span><text:span text:style-name="T12">droughts, </text:span><text:span text:style-name="T13">hurricanes.</text:span></text:p>
      <text:p text:style-name="P4">Or just a sudden problem like a job loss <text:span text:style-name="T15">or an oil drought.</text:span></text:p>
      <text:p text:style-name="P8">Preppers are “risk-assessors” =&gt; What if?</text:p>
      <text:p text:style-name="P8"/>
      <text:p text:style-name="P51">1) c) I don’t think I would prepare for a global disaster or even small things. I don’t really like planning ahead, or trying to save myself by saving up my money and means. I take things as they come and deal with it, this kind of logic wouldn’t be good for me.</text:p>
      <text:p text:style-name="P51"/>
      <text:p text:style-name="P51">Exercises 1, 3 p. 53:</text:p>
      <text:p text:style-name="P51">1) A) polluted, clean</text:p>
      <text:p text:style-name="P51">B) eatable, poisonous</text:p>
      <text:p text:style-name="P52">C) dehydrated, fresh</text:p>
      <text:p text:style-name="P52">D) hoard, waste</text:p>
      <text:p text:style-name="P52"/>
      <text:p text:style-name="P52">3) gear and supplies, emergency <text:span text:style-name="T18">plan</text:span>, disasters, survival skills, learned and practiced</text:p>
      <text:p text:style-name="P12"/>
      <text:p text:style-name="P45">Image 3 p 47 :</text:p>
      <text:p text:style-name="P9">The image displays a wife and a husband looking through a guide, building something on their own. A red arrow then shows us what they’re doing : the guide <text:span text:style-name="T19">(booklet/leaflet)</text:span> is titled “The family fallout shelter”, an anti-atomic shelter to build on their own. The advertisement is made by the Civil defense, and urges to get the free booklet depicted above in the local center of the organization.</text:p>
      <text:p text:style-name="P10">This campaign is from 1959, to encourage prepping but more importantly as a tool of fear against the USSR (context of cold war). </text:p>
      <text:p text:style-name="P11">The article describes the educational videos commissioned and released by the US government’s <text:span text:style-name="T20">FCDA in the 1950’s, during the cold war, which aroused the patriotic felling of the citizens and to instill fear about the USSR, great enemy, and nuclear threat. They taught how to react and protect oneself and one’s home in case of a nuclear attack. </text:span><text:span text:style-name="T21">The author is quite critical about some of the advice (!= to advise) given, which is sometimes irrelevant (closing your blinds). </text:span><text:span text:style-name="T22">The tone is frightening/ominous. </text:span><text:span text:style-name="T23">These videos were not helpful, but stroke their goal in instilling fear and patriotism in the hearts of American citizens: </text:span><text:span text:style-name="T24">the administration resorted to those values to avoid panic and put forward their plan.</text:span></text:p>
      <text:p text:style-name="P13"><text:soft-page-break/>The cold war left its mark on Americans <text:span text:style-name="T25">and they got used to preparing. </text:span></text:p>
      <text:p text:style-name="P13"/>
      <text:p text:style-name="P46">Exercises 1 to 5 :</text:p>
      <text:p text:style-name="P14">1) /0 – a - /0 - /0 - /0 – the – an – the – the - /0</text:p>
      <text:p text:style-name="P14">2) /0 - /0 or the – a – the – The – the or /0 - /0 – The - /0 - /0</text:p>
      <text:p text:style-name="P14">3) b) b) a) c) c)</text:p>
      <text:p text:style-name="P14">4) the – the – the – the <text:span text:style-name="T26">(ceux là en particulier)</text:span> – an - /0 - /0 or the – the</text:p>
      <text:p text:style-name="P46"><text:span text:style-name="T1">5) </text:span><text:span text:style-name="T6">This or the – an – the – a or their – /0 – a – their – a</text:span></text:p>
      <text:p text:style-name="P15">this – /<text:span text:style-name="T27">0 (punishment =&gt; generality)</text:span> – the – their or a or /0</text:p>
      <text:p text:style-name="P15">/0</text:p>
      <text:p text:style-name="P15">a or /0 – the – a - /0 – a</text:p>
      <text:p text:style-name="P15"/>
      <text:p text:style-name="P16">Constable =&gt; connétable (aujourd’hui policier)</text:p>
      <text:p text:style-name="P17"/>
      <text:p text:style-name="P17">Abjectifs sustantivés =&gt; UN S AUX COULEURS (The reds, the whites, the greens)</text:p>
      <text:p text:style-name="P17"/>
      <text:p text:style-name="P47">Photographs p 49</text:p>
      <text:p text:style-name="P18">It must be</text:p>
      <text:p text:style-name="P19">Roof (from the exterior), ceiling (from the interior)</text:p>
      <text:p text:style-name="P20">A sitting room, a lounge, a living room</text:p>
      <text:p text:style-name="P21">To accommodate (abriter, héberger)</text:p>
      <text:p text:style-name="P22"><text:span text:style-name="T28">Safe but s</text:span>tark</text:p>
      <text:p text:style-name="P24">a chef (“shèf”)</text:p>
      <text:p text:style-name="P24"/>
      <text:p text:style-name="P23">Aquaponics (water farming), Hydroponics (water <text:span text:style-name="T29">agriculture</text:span>), <text:span text:style-name="T32">aqua-farming techniques</text:span></text:p>
      <text:p text:style-name="P25">5000 people, <text:span text:style-name="T30">many different jobs to support the community </text:span><text:span text:style-name="T31">for free.</text:span></text:p>
      <text:p text:style-name="P26">Normal life as a community even underground?</text:p>
      <text:p text:style-name="P27">A monologue</text:p>
      <text:p text:style-name="P28">A nuclear blast</text:p>
      <text:p text:style-name="P29">Minimum of 1-year supplies</text:p>
      <text:p text:style-name="P30">In case of a nuclear blast/chemical attack, any natural event, a man-made event, an epic or biblical event <text:span text:style-name="T33">(the flood </text:span><text:span text:style-name="T34">I guess</text:span><text:span text:style-name="T33">)</text:span>.</text:p>
      <text:p text:style-name="P31">A community of like-minded people.</text:p>
      <text:p text:style-name="P32">A questionnaire </text:p>
      <text:p text:style-name="P33">Interview of the CEO of Vivos.</text:p>
      <text:p text:style-name="P33"/>
      <text:p text:style-name="P48">Exercice 4 p 49 :</text:p>
      <text:p text:style-name="P34">Write an e-mail to apply to the Vivos community.</text:p>
      <text:p text:style-name="P34"/>
      <text:p text:style-name="P35">Greetings, <text:s text:c="159"/></text:p>
      <text:p text:style-name="P35">My name is $NAME. In the regard of the growing instability our society is facing, the risk of a new war and total domination by a single state, I want to be ready for when the time comes we can no longer be free. I don’t want to be part of this war and oppressive domination and terror, so I want to apply to the sheltering program that Vivos proposes – I want to be ready for this possibility and protect humanity as it is. I am alone with no one else, although some of my group members may apply soon, as we share the same views on the path the world is taking.</text:p>
      <text:p text:style-name="P35">I can bring to the shelters real insight and expertise concerning programming, networking and IT in general, as to be able to prepare, set and maintain a proper network with the utilities and the comfort of anything existing outside.</text:p>
      <text:p text:style-name="P35">I am looking forward to your answer – let us build a better future for humanity, through the disasters to come.</text:p>
      <text:p text:style-name="P35"/>
      <text:p text:style-name="P36"><text:soft-page-break/><text:span text:style-name="T35">a </text:span>criterion / <text:span text:style-name="T35">criteria</text:span></text:p>
      <text:p text:style-name="P37">volunty</text:p>
      <text:p text:style-name="P38">expertise</text:p>
      <text:p text:style-name="P39">reassurance</text:p>
      <text:p text:style-name="P40">comforted</text:p>
      <text:p text:style-name="P40"/>
      <text:p text:style-name="P49">Video Vivos :</text:p>
      <text:p text:style-name="P53">Upbeat soundtrack and gap with the lyrics "say your last goodbye", as the shelter door closes</text:p>
      <text:p text:style-name="P53">Religious pictures =&gt; The fear of "biblical catastroph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1T12:47:53.607058287</meta:creation-date>
    <meta:generator>LibreOffice/6.4.7.2$Linux_X86_64 LibreOffice_project/40$Build-2</meta:generator>
    <dc:date>2022-04-19T22:18:11.121602146</dc:date>
    <meta:editing-duration>PT3H42M54S</meta:editing-duration>
    <meta:editing-cycles>96</meta:editing-cycles>
    <meta:document-statistic meta:table-count="0" meta:image-count="0" meta:object-count="0" meta:page-count="3" meta:paragraph-count="68" meta:word-count="983" meta:character-count="5784" meta:non-whitespace-character-count="4676"/>
  </office:meta>
</office:document-meta>
</file>